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60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41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border="0.002cm solid #000000"/>
      <style:paragraph-properties fo:text-align="end" fo:margin-left="0cm"/>
    </style:style>
    <style:style style:name="ce2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ackground-color="#00ff00" style:text-align-source="fix" style:repeat-content="false" fo:border="0.002cm solid #008000" style:shadow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ackground-color="#99ccff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b613d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=630" style:apply-style-name="Default" style:base-cell-address="Totale.J7"/>
    </style:style>
    <style:style style:name="gr1" style:family="graphic">
      <style:graphic-properties draw:ole-draw-aspect="1"/>
    </style:style>
  </office:automatic-styles>
  <office:body>
    <office:spreadsheet>
      <table:table table:name="Total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/>
          <table:table-cell office:value-type="string">
            <text:p>costo resp</text:p>
          </table:table-cell>
          <table:table-cell table:number-columns-repeated="5"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o amm</text:p>
          </table:table-cell>
          <table:table-cell table:number-columns-repeated="5"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o ana</text:p>
          </table:table-cell>
          <table:table-cell table:number-columns-repeated="5"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o prog</text:p>
          </table:table-cell>
          <table:table-cell table:number-columns-repeated="5"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o progra</text:p>
          </table:table-cell>
          <table:table-cell table:number-columns-repeated="5" office:value-type="float" office:value="16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o verifi</text:p>
          </table:table-cell>
          <table:table-cell table:number-columns-repeated="5" office:value-type="float" office:value="16">
            <text:p>16</text:p>
          </table:table-cell>
          <table:table-cell/>
          <table:table-cell table:style-name="ce10" office:value-type="string">
            <text:p>teoriche</text:p>
          </table:table-cell>
          <table:table-cell table:style-name="ce10" office:value-type="string">
            <text:p>reali</text:p>
          </table:table-cell>
        </table:table-row>
        <table:table-row table:style-name="ro1">
          <table:table-cell/>
          <table:table-cell table:style-name="ce2" office:value-type="string">
            <text:p>PRE RR</text:p>
          </table:table-cell>
          <table:table-cell table:style-name="ce4" office:value-type="string">
            <text:p>RR-RPP</text:p>
          </table:table-cell>
          <table:table-cell table:style-name="ce4" office:value-type="string">
            <text:p>RPP-RQ</text:p>
          </table:table-cell>
          <table:table-cell table:style-name="ce4" office:value-type="string">
            <text:p>RQ-RA</text:p>
          </table:table-cell>
          <table:table-cell table:style-name="ce7" office:value-type="string">
            <text:p>TOTALE</text:p>
          </table:table-cell>
          <table:table-cell table:style-name="ce7" office:value-type="string">
            <text:p>STIPENDIO</text:p>
          </table:table-cell>
          <table:table-cell office:value-type="string">
            <text:p>tot.ore lavoro</text:p>
          </table:table-cell>
          <table:table-cell table:style-name="ce10" office:value-type="float" office:value="630">
            <text:p>630</text:p>
          </table:table-cell>
          <table:table-cell table:style-name="ce11" table:formula="oooc:=SUM([.F8:.F13])" office:value-type="float" office:value="630">
            <text:p>630</text:p>
          </table:table-cell>
        </table:table-row>
        <table:table-row table:style-name="ro1">
          <table:table-cell table:style-name="ce1" office:value-type="string">
            <text:p>Responsabile</text:p>
          </table:table-cell>
          <table:table-cell table:style-name="ce3" office:value-type="float" office:value="20">
            <text:p>2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12">
            <text:p>12</text:p>
          </table:table-cell>
          <table:table-cell table:style-name="ce3" table:formula="oooc:=SUM([.C8:.E8])" office:value-type="float" office:value="69">
            <text:p>69</text:p>
          </table:table-cell>
          <table:table-cell table:style-name="ce9" table:formula="oooc:=[.F8]*[.G1]" office:value-type="float" office:value="2070">
            <text:p>2070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Amministratore</text:p>
          </table:table-cell>
          <table:table-cell table:style-name="ce3" office:value-type="float" office:value="28">
            <text:p>28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18">
            <text:p>18</text:p>
          </table:table-cell>
          <table:table-cell table:style-name="ce3" table:formula="oooc:=SUM([.C9:.E9])" office:value-type="float" office:value="93">
            <text:p>93</text:p>
          </table:table-cell>
          <table:table-cell table:style-name="ce9" table:formula="oooc:=[.F9]*[.G2]" office:value-type="float" office:value="1860">
            <text:p>1860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Analista</text:p>
          </table:table-cell>
          <table:table-cell table:style-name="ce3" office:value-type="float" office:value="65">
            <text:p>65</text:p>
          </table:table-cell>
          <table:table-cell table:style-name="ce5" office:value-type="float" office:value="73">
            <text:p>73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style-name="ce3" table:formula="oooc:=SUM([.C10:.E10])" office:value-type="float" office:value="93">
            <text:p>93</text:p>
          </table:table-cell>
          <table:table-cell table:style-name="ce9" table:formula="oooc:=[.F10]*[.G3]" office:value-type="float" office:value="2325">
            <text:p>2325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rogettista</text:p>
          </table:table-cell>
          <table:table-cell table:style-name="ce3" office:value-type="float" office:value="10">
            <text:p>1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0">
            <text:p>0</text:p>
          </table:table-cell>
          <table:table-cell table:style-name="ce3" table:formula="oooc:=SUM([.C11:.E11])" office:value-type="float" office:value="134">
            <text:p>134</text:p>
          </table:table-cell>
          <table:table-cell table:style-name="ce9" table:formula="oooc:=[.F11]*[.G4]" office:value-type="float" office:value="2948">
            <text:p>2948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rogrammatore</text:p>
          </table:table-cell>
          <table:table-cell table:style-name="ce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0">
            <text:p>0</text:p>
          </table:table-cell>
          <table:table-cell table:style-name="ce3" table:formula="oooc:=SUM([.C12:.E12])" office:value-type="float" office:value="90">
            <text:p>90</text:p>
          </table:table-cell>
          <table:table-cell table:style-name="ce9" table:formula="oooc:=[.F12]*[.G5]" office:value-type="float" office:value="1440">
            <text:p>1440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erificatore</text:p>
          </table:table-cell>
          <table:table-cell table:style-name="ce3" office:value-type="float" office:value="12">
            <text:p>12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101">
            <text:p>101</text:p>
          </table:table-cell>
          <table:table-cell table:style-name="ce5" office:value-type="float" office:value="15">
            <text:p>15</text:p>
          </table:table-cell>
          <table:table-cell table:style-name="ce3" table:formula="oooc:=SUM([.C13:.E13])" office:value-type="float" office:value="151">
            <text:p>151</text:p>
          </table:table-cell>
          <table:table-cell table:style-name="ce9" table:formula="oooc:=[.F13]*[.G6]" office:value-type="float" office:value="2416">
            <text:p>2416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table:formula="oooc:=SUM([.C8]*[.D1]+[.C9]*[.D2]+[.C10]*[.D3]+[.C11]*[.D4]+[.C12]*[.D5]+[.C13]*[.D6])" office:value-type="float" office:value="5035">
            <text:p>5035</text:p>
          </table:table-cell>
          <table:table-cell table:style-name="ce6" table:formula="oooc:=SUM([.D8]*[.E1]+[.D9]*[.E2]+[.D10]*[.E3]+[.D11]*[.E4]+[.D12]*[.E5]+[.D13]*[.E6])" office:value-type="float" office:value="7064">
            <text:p>7064</text:p>
          </table:table-cell>
          <table:table-cell table:style-name="ce6" table:formula="oooc:=SUM([.E8]*[.F1]+[.E9]*[.F2]+[.E10]*[.F3]+[.E11]*[.F4]+[.E12]*[.F5]+[.E13]*[.F6])" office:value-type="float" office:value="960">
            <text:p>960</text:p>
          </table:table-cell>
          <table:table-cell table:style-name="ce8" table:formula="oooc:=SUM([.F8]*[.G1]+[.F9]*[.G2]+[.F10]*[.G3]+[.F11]*[.G4]+[.F12]*[.G5]+[.F13]*[.G6])" office:value-type="float" office:value="13059">
            <text:p>13059</text:p>
          </table:table-cell>
          <table:table-cell table:style-name="ce9"/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<text:s/></text:p>
          </table:table-cell>
          <table:table-cell table:number-columns-repeated="3"/>
        </table:table-row>
      </table:table>
      <table:table table:name="PRERR" table:style-name="ta1" table:print="false">
        <office:forms form:automatic-focus="false" form:apply-design-mode="false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string">
            <text:p>costo resp</text:p>
          </table:table-cell>
          <table:table-cell table:number-columns-repeated="5" office:value-type="float" office:value="30">
            <text:p>30</text:p>
          </table:table-cell>
          <table:table-cell>
            <draw:frame table:end-cell-address="PRERR.L15" table:end-x="0.118cm" table:end-y="0.236cm" draw:z-index="0" draw:style-name="gr1" svg:width="8.008cm" svg:height="6.981cm" svg:x="1.143cm" svg:y="0.291cm">
              <draw:object draw:notify-on-update-of-ranges="PRERR.G8:PRERR.G8 PRERR.A9:PRERR.A9 PRERR.G9:PRERR.G9 PRERR.A10:PRERR.A10 PRERR.G10:PRERR.G10 PRERR.A11:PRERR.A11 PRERR.G11:PRERR.G11 PRERR.A12:PRERR.A12 PRERR.G12:PRERR.G12 PRERR.A13:PRERR.A13 PRERR.G13:PRERR.G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>
            <text:p>costo amm</text:p>
          </table:table-cell>
          <table:table-cell table:number-columns-repeated="5"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costo ana</text:p>
          </table:table-cell>
          <table:table-cell table:number-columns-repeated="5"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costo prog</text:p>
          </table:table-cell>
          <table:table-cell table:number-columns-repeated="5" office:value-type="float" office:value="22">
            <text:p>22</text:p>
          </table:table-cell>
          <table:table-cell/>
        </table:table-row>
        <table:table-row table:style-name="ro1">
          <table:table-cell/>
          <table:table-cell office:value-type="string">
            <text:p>costo progra</text:p>
          </table:table-cell>
          <table:table-cell table:number-columns-repeated="5" office:value-type="float" office:value="16">
            <text:p>16</text:p>
          </table:table-cell>
          <table:table-cell/>
        </table:table-row>
        <table:table-row table:style-name="ro1">
          <table:table-cell/>
          <table:table-cell office:value-type="string">
            <text:p>costo verifi</text:p>
          </table:table-cell>
          <table:table-cell table:number-columns-repeated="5" office:value-type="float" office:value="16">
            <text:p>16</text:p>
          </table:table-cell>
          <table:table-cell/>
        </table:table-row>
        <table:table-row table:style-name="ro1">
          <table:table-cell/>
          <table:table-cell table:style-name="ce7" office:value-type="string">
            <text:p>RR</text:p>
          </table:table-cell>
          <table:table-cell table:style-name="ce7" table:number-columns-repeated="3"/>
          <table:table-cell table:style-name="ce7" office:value-type="string">
            <text:p>TOTALE</text:p>
          </table:table-cell>
          <table:table-cell table:style-name="ce7" office:value-type="string">
            <text:p>STIPENDIO</text:p>
          </table:table-cell>
          <table:table-cell/>
        </table:table-row>
        <table:table-row table:style-name="ro1">
          <table:table-cell table:style-name="ce1" office:value-type="string">
            <text:p>Responsabile</text:p>
          </table:table-cell>
          <table:table-cell table:style-name="ce3" office:value-type="float" office:value="20">
            <text:p>20</text:p>
          </table:table-cell>
          <table:table-cell table:style-name="ce3" table:number-columns-repeated="3"/>
          <table:table-cell table:style-name="ce3" table:formula="oooc:=SUM([.B8:.E8])" office:value-type="float" office:value="20">
            <text:p>20</text:p>
          </table:table-cell>
          <table:table-cell table:style-name="ce9" table:formula="oooc:=[.F8]*[.G1]" office:value-type="float" office:value="600">
            <text:p>600</text:p>
          </table:table-cell>
          <table:table-cell/>
        </table:table-row>
        <table:table-row table:style-name="ro1">
          <table:table-cell table:style-name="ce1" office:value-type="string">
            <text:p>Amministratore</text:p>
          </table:table-cell>
          <table:table-cell table:style-name="ce3" office:value-type="float" office:value="28">
            <text:p>28</text:p>
          </table:table-cell>
          <table:table-cell table:style-name="ce3" table:number-columns-repeated="3"/>
          <table:table-cell table:style-name="ce3" table:formula="oooc:=SUM([.B9:.E9])" office:value-type="float" office:value="28">
            <text:p>28</text:p>
          </table:table-cell>
          <table:table-cell table:style-name="ce9" table:formula="oooc:=[.F9]*[.G2]" office:value-type="float" office:value="560">
            <text:p>560</text:p>
          </table:table-cell>
          <table:table-cell/>
        </table:table-row>
        <table:table-row table:style-name="ro1">
          <table:table-cell table:style-name="ce1" office:value-type="string">
            <text:p>Analista</text:p>
          </table:table-cell>
          <table:table-cell table:style-name="ce3" office:value-type="float" office:value="65">
            <text:p>65</text:p>
          </table:table-cell>
          <table:table-cell table:style-name="ce3" table:number-columns-repeated="3"/>
          <table:table-cell table:style-name="ce3" table:formula="oooc:=SUM([.B10:.E10])" office:value-type="float" office:value="65">
            <text:p>65</text:p>
          </table:table-cell>
          <table:table-cell table:style-name="ce9" table:formula="oooc:=[.F10]*[.G3]" office:value-type="float" office:value="1625">
            <text:p>1625</text:p>
          </table:table-cell>
          <table:table-cell/>
        </table:table-row>
        <table:table-row table:style-name="ro1">
          <table:table-cell table:style-name="ce1" office:value-type="string">
            <text:p>Progettista</text:p>
          </table:table-cell>
          <table:table-cell table:style-name="ce3" office:value-type="float" office:value="10">
            <text:p>10</text:p>
          </table:table-cell>
          <table:table-cell table:style-name="ce3" table:number-columns-repeated="3"/>
          <table:table-cell table:style-name="ce3" table:formula="oooc:=SUM([.B11:.E11])" office:value-type="float" office:value="10">
            <text:p>10</text:p>
          </table:table-cell>
          <table:table-cell table:style-name="ce9" table:formula="oooc:=[.F11]*[.G4]" office:value-type="float" office:value="220">
            <text:p>220</text:p>
          </table:table-cell>
          <table:table-cell/>
        </table:table-row>
        <table:table-row table:style-name="ro1">
          <table:table-cell table:style-name="ce1" office:value-type="string">
            <text:p>Programmatore</text:p>
          </table:table-cell>
          <table:table-cell table:style-name="ce3" office:value-type="float" office:value="0">
            <text:p>0</text:p>
          </table:table-cell>
          <table:table-cell table:style-name="ce3" table:number-columns-repeated="3"/>
          <table:table-cell table:style-name="ce3" table:formula="oooc:=SUM([.B12:.E12])" office:value-type="float" office:value="0">
            <text:p>0</text:p>
          </table:table-cell>
          <table:table-cell table:style-name="ce9" table:formula="oooc:=[.F12]*[.G5]"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string">
            <text:p>Verificatore</text:p>
          </table:table-cell>
          <table:table-cell table:style-name="ce3" office:value-type="float" office:value="12">
            <text:p>12</text:p>
          </table:table-cell>
          <table:table-cell table:style-name="ce3" table:number-columns-repeated="3"/>
          <table:table-cell table:style-name="ce3" table:formula="oooc:=SUM([.B13:.E13])" office:value-type="float" office:value="12">
            <text:p>12</text:p>
          </table:table-cell>
          <table:table-cell table:style-name="ce9" table:formula="oooc:=[.F13]*[.G6]" office:value-type="float" office:value="192">
            <text:p>192</text:p>
          </table:table-cell>
          <table:table-cell/>
        </table:table-row>
        <table:table-row table:style-name="ro1">
          <table:table-cell/>
          <table:table-cell table:style-name="ce6" table:formula="oooc:=SUM([.B8]*[.C1]+[.B9]*[.C2]+[.B10]*[.C3]+[.B11]*[.C4]+[.B12]*[.C5]+[.B13]*[.C6])" office:value-type="float" office:value="3197">
            <text:p>3197</text:p>
          </table:table-cell>
          <table:table-cell table:style-name="ce6" table:number-columns-repeated="3"/>
          <table:table-cell table:style-name="ce6" table:formula="oooc:=SUM([.F8]*[.G1]+[.F9]*[.G2]+[.F10]*[.G3]+[.F11]*[.G4]+[.F12]*[.G5]+[.F13]*[.G6])" office:value-type="float" office:value="3197">
            <text:p>3197</text:p>
          </table:table-cell>
          <table:table-cell table:style-name="ce9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>
            <draw:frame table:end-cell-address="PRERR.K30" table:end-x="2.212cm" table:end-y="0.129cm" draw:z-index="1" draw:style-name="gr1" svg:width="8.009cm" svg:height="6.98cm" svg:x="0.978cm" svg:y="0.186cm">
              <draw:object draw:notify-on-update-of-ranges="PRERR.A9:PRERR.A13 PRERR.B8:PRERR.B8 PRERR.B9:PRERR.B1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RRRPP" table:style-name="ta1" table:print="false">
        <office:forms form:automatic-focus="false" form:apply-design-mode="false"/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Totale.A1:Totale.J1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it" fo:country="IT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it" fo:country="IT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3">03/12/2008</text:date>, <text:time>14.17.2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Piero Bizzotto</meta:initial-creator>
    <meta:creation-date>2008-11-25T15:29:56</meta:creation-date>
    <dc:creator>marco</dc:creator>
    <dc:date>2008-12-03T14:17:27</dc:date>
    <meta:editing-cycles>18</meta:editing-cycles>
    <meta:editing-duration>PT4H31M44S</meta:editing-duration>
    <meta:user-defined meta:name="Info 1"/>
    <meta:user-defined meta:name="Info 2"/>
    <meta:user-defined meta:name="Info 3"/>
    <meta:user-defined meta:name="Info 4"/>
    <meta:document-statistic meta:table-count="3" meta:cell-count="16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connect-bars="false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olid-type="cylinder"/>
      <style:graphic-properties draw:fill-color="#004586"/>
      <style:text-properties fo:font-size="6pt" style:font-size-asian="6pt" style:font-size-complex="6pt"/>
    </style:style>
    <style:style style:name="ch10" style:family="chart">
      <style:chart-properties chart:solid-type="cylinder"/>
      <style:graphic-properties draw:fill-color="#ff420e"/>
      <style:text-properties fo:font-size="6pt" style:font-size-asian="6pt" style:font-size-complex="6pt"/>
    </style:style>
    <style:style style:name="ch11" style:family="chart">
      <style:chart-properties chart:solid-type="cylinder"/>
      <style:graphic-properties draw:fill-color="#ffd320"/>
      <style:text-properties fo:font-size="6pt" style:font-size-asian="6pt" style:font-size-complex="6pt"/>
    </style:style>
    <style:style style:name="ch12" style:family="chart">
      <style:chart-properties chart:solid-type="cylinder"/>
      <style:graphic-properties draw:fill-color="#579d1c"/>
      <style:text-properties fo:font-size="6pt" style:font-size-asian="6pt" style:font-size-complex="6pt"/>
    </style:style>
    <style:style style:name="ch13" style:family="chart">
      <style:chart-properties chart:solid-type="cylinder"/>
      <style:graphic-properties draw:fill-color="#7e0021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8.011cm" svg:height="6.984cm" chart:class="chart:bar" chart:style-name="ch1">
        <chart:title svg:x="3.171cm" svg:y="0.139cm" chart:style-name="ch2">
          <text:p>PRE RR</text:p>
        </chart:title>
        <chart:legend chart:legend-position="end" svg:x="5.601cm" svg:y="1.864cm" chart:style-name="ch3"/>
        <chart:plot-area chart:style-name="ch4" table:cell-range-address="PRERR.G8:PRERR.G13 PRERR.A8:PRERR.A13" chart:data-source-has-labels="both" svg:x="0.199cm" svg:y="0.781cm" svg:width="5.318cm" svg:height="5.8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PRERR.G8:PRERR.G8"/>
          </chart:axis>
          <chart:axis chart:dimension="y" chart:name="primary-y" chart:style-name="ch6">
            <chart:title svg:x="0.241cm" svg:y="4.085cm" chart:style-name="ch7">
              <text:p>costo</text:p>
            </chart:title>
            <chart:grid chart:style-name="ch8" chart:class="major"/>
          </chart:axis>
          <chart:axis chart:dimension="z" chart:name="primary-z" chart:style-name="ch5"/>
          <chart:series chart:style-name="ch9" chart:values-cell-range-address="PRERR.G9:PRERR.G9" chart:label-cell-address="PRERR.A9:PRERR.A9" chart:class="chart:bar">
            <chart:data-point/>
          </chart:series>
          <chart:series chart:style-name="ch10" chart:values-cell-range-address="PRERR.G10:PRERR.G10" chart:label-cell-address="PRERR.A10:PRERR.A10" chart:class="chart:bar">
            <chart:data-point/>
          </chart:series>
          <chart:series chart:style-name="ch11" chart:values-cell-range-address="PRERR.G11:PRERR.G11" chart:label-cell-address="PRERR.A11:PRERR.A11" chart:class="chart:bar">
            <chart:data-point/>
          </chart:series>
          <chart:series chart:style-name="ch12" chart:values-cell-range-address="PRERR.G12:PRERR.G12" chart:label-cell-address="PRERR.A12:PRERR.A12" chart:class="chart:bar">
            <chart:data-point/>
          </chart:series>
          <chart:series chart:style-name="ch13" chart:values-cell-range-address="PRERR.G13:PRERR.G13" chart:label-cell-address="PRERR.A13:PRERR.A13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Programmatore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600</text:p>
              </table:table-cell>
              <table:table-cell office:value-type="float" office:value="560">
                <text:p>560</text:p>
              </table:table-cell>
              <table:table-cell office:value-type="float" office:value="1625">
                <text:p>1625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9981384277344pt" style:font-size-asian="12.9981384277344pt" style:font-size-complex="12.9981384277344pt"/>
    </style:style>
    <style:style style:name="ch3" style:family="chart">
      <style:graphic-properties draw:stroke="none" svg:stroke-color="#b3b3b3" draw:fill="none" draw:fill-color="#e6e6e6"/>
      <style:text-properties fo:font-size="7.998854637146pt" style:font-size-asian="7.998854637146pt" style:font-size-complex="7.998854637146pt"/>
    </style:style>
    <style:style style:name="ch4" style:family="chart">
      <style:chart-properties chart:three-dimensional="true" chart:connect-bars="false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none"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8.011cm" svg:height="6.984cm" chart:class="chart:circle" chart:style-name="ch1">
        <chart:title svg:x="1.81cm" svg:y="0.138cm" chart:style-name="ch2">
          <text:p>Suddivisione ore/ruolo</text:p>
        </chart:title>
        <chart:legend chart:legend-position="end" svg:x="5.601cm" svg:y="1.865cm" chart:style-name="ch3"/>
        <chart:plot-area chart:style-name="ch4" table:cell-range-address="PRERR.A9:PRERR.B13 PRERR.B8:PRERR.B13 PRERR.A8:PRERR.A8" chart:data-source-has-labels="both" svg:x="0.159cm" svg:y="0.86cm" svg:width="5.281cm" svg:height="5.844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PRERR.A9:PRERR.A1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PRERR.B9:PRERR.B13" chart:label-cell-address="PRERR.B8:PRERR.B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Amministratore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